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194165" officeooo:paragraph-rsid="00194165"/>
    </style:style>
    <style:style style:name="P2" style:family="paragraph" style:parent-style-name="Standard">
      <style:paragraph-properties fo:line-height="150%"/>
      <style:text-properties officeooo:rsid="00194165" officeooo:paragraph-rsid="00194165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officeooo:rsid="00194165" officeooo:paragraph-rsid="00194165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officeooo:rsid="00194165" officeooo:paragraph-rsid="00194165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paragraph-rsid="00199468"/>
    </style:style>
    <style:style style:name="P6" style:family="paragraph" style:parent-style-name="Standard">
      <style:paragraph-properties fo:line-height="150%"/>
      <style:text-properties officeooo:rsid="00199468" officeooo:paragraph-rsid="00199468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199468" officeooo:paragraph-rsid="00199468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rsid="00199468" officeooo:paragraph-rsid="00199468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officeooo:rsid="00199468" officeooo:paragraph-rsid="00199468"/>
    </style:style>
    <style:style style:name="P10" style:family="paragraph" style:parent-style-name="Standard">
      <style:paragraph-properties fo:line-height="150%"/>
      <style:text-properties fo:font-weight="bold" officeooo:rsid="00199468" officeooo:paragraph-rsid="00199468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rsid="001ae57a" officeooo:paragraph-rsid="001ae57a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rsid="00199468" officeooo:paragraph-rsid="00199468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9946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<text:span text:style-name="T3">Klooid Innovations Costa Rica</text:span></text:p>
      <text:p text:style-name="P4">Departamento de Innovación</text:p>
      <text:p text:style-name="P4">Bitácora de proyecto</text:p>
      <text:p text:style-name="P4"/>
      <text:p text:style-name="P4"/>
      <text:p text:style-name="P4"/>
      <text:p text:style-name="P4">Proyecto</text:p>
      <text:p text:style-name="P3">Básculas inteligentes</text:p>
      <text:p text:style-name="P3"/>
      <text:p text:style-name="P3"/>
      <text:p text:style-name="P3"/>
      <text:p text:style-name="P4">Encargado</text:p>
      <text:p text:style-name="P3">Luis Leon Vega</text:p>
      <text:p text:style-name="P3"/>
      <text:p text:style-name="P3">Año 2016-2017</text:p>
      <text:p text:style-name="P3"/>
      <text:p text:style-name="P3"/>
      <text:p text:style-name="P2"/>
      <text:p text:style-name="P2"/>
      <text:p text:style-name="P1"><text:span text:style-name="T1">Nota: Hay registros anteriores, pero para efectos de documentación final, se abre esta bitácora</text:span></text:p>
      <text:p text:style-name="P2"><text:soft-page-break/></text:p>
      <text:p text:style-name="P6"><text:span text:style-name="T3">Fecha: 7-05-2017</text:span></text:p>
      <text:p text:style-name="P10">Miembro: Luis Leon</text:p>
      <text:p text:style-name="P11">Tiempo: 3H</text:p>
      <text:p text:style-name="P6"/>
      <text:p text:style-name="P7">Se ha realizado el servicio de verificación de contenidos y expiración en NodeJS. Este servicio permitirá al sistema o al servidor a borrar aquellos medios multimedia que no se estén usando o estén expirados, levantando una bandera de expirado en la base de datos y borrando el archivo de la ruta.</text:p>
      <text:p text:style-name="P7"/>
      <text:p text:style-name="P7">El script se encuentra en /ServerSide/script.js</text:p>
      <text:p text:style-name="P7"/>
      <text:p text:style-name="P12">Requisitos:</text:p>
      <text:list xml:id="list1643473464959362001" text:style-name="L1">
        <text:list-item>
          <text:p text:style-name="P5"><text:span text:style-name="T2">Los datos multimedia deberán ser alojados en /ServerSide/media/</text:span></text:p>
        </text:list-item>
        <text:list-item>
          <text:p text:style-name="P8">NodeJS, con librería fs (file system) y mysql</text:p>
        </text:list-item>
        <text:list-item>
          <text:p text:style-name="P8">Conexión a la base de datos</text:p>
        </text:list-item>
        <text:list-item>
          <text:p text:style-name="P8">Correr en consola de Linux</text:p>
        </text:list-item>
      </text:list>
      <text:p text:style-name="P7"/>
      <text:p text:style-name="P7">Respecto a la base de datos, esta debe serguir la siguiente estructura:</text:p>
      <text:list xml:id="list2098383543200967005" text:style-name="L2">
        <text:list-item>
          <text:p text:style-name="P9">id (integer): es el número de registro</text:p>
        </text:list-item>
        <text:list-item>
          <text:p text:style-name="P9">link: es el nombre del archivo dentro de ServerSide/media</text:p>
        </text:list-item>
        <text:list-item>
          <text:p text:style-name="P9">showType: es el tipo de reproducción (0 = general, 1 = país, 2 = estado, 3 = región, 4 = máquina)</text:p>
        </text:list-item>
        <text:list-item>
          <text:p text:style-name="P9">showIn: código respectivo del estado, país, región o máquina</text:p>
        </text:list-item>
        <text:list-item>
          <text:p text:style-name="P9">register: timestamp de registro</text:p>
        </text:list-item>
        <text:list-item>
          <text:p text:style-name="P9">expiration: fecha de expiración en formato Date</text:p>
        </text:list-item>
        <text:list-item>
          <text:p text:style-name="P9">status: estado (Scheduled, Expired, Error)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11:25:46.277434156</meta:creation-date>
    <dc:date>2017-05-07T11:35:06.531642951</dc:date>
    <meta:editing-duration>PT5M53S</meta:editing-duration>
    <meta:editing-cycles>3</meta:editing-cycles>
    <meta:generator>LibreOffice/4.2.7.2$Linux_x86 LibreOffice_project/420m0$Build-2</meta:generator>
    <meta:document-statistic meta:table-count="0" meta:image-count="0" meta:object-count="0" meta:page-count="2" meta:paragraph-count="27" meta:word-count="210" meta:character-count="1249" meta:non-whitespace-character-count="1077"/>
  </office:meta>
</office:document-meta>
</file>